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.389cm"/>
    </style:style>
    <style:style style:name="gr3" style:family="graphic" style:parent-style-name="objectwithoutfill">
      <style:graphic-properties svg:stroke-width="0.035cm" svg:stroke-color="#000000" draw:marker-start-width="0.279cm" draw:marker-end="" draw:marker-end-width="0.379cm" draw:fill="solid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0000" draw:marker-start-width="0.28cm" draw:marker-end="" draw:marker-end-width="0.38cm" draw:fill="solid" draw:textarea-vertical-align="middle" fo:padding-top="0.143cm" fo:padding-bottom="0.143cm" fo:padding-left="0.268cm" fo:padding-right="0.268cm"/>
    </style:style>
    <style:style style:name="gr5" style:family="graphic" style:parent-style-name="standard">
      <style:graphic-properties draw:stroke="solid" draw:stroke-dash="Dot" svg:stroke-width="0.028cm" svg:stroke-color="#000000" draw:marker-start-width="0.242cm" draw:marker-end-width="0.242cm" draw:fill-color="#e8e8e8" draw:textarea-horizontal-align="justify" draw:textarea-vertical-align="middle" draw:auto-grow-height="false" fo:min-height="0.23cm" fo:min-width="11.297cm" fo:padding-top="0.139cm" fo:padding-bottom="0.139cm" fo:padding-left="0.264cm" fo:padding-right="0.264cm"/>
      <style:paragraph-properties style:writing-mode="lr-tb"/>
    </style:style>
    <style:style style:name="gr6" style:family="graphic" style:parent-style-name="standard">
      <style:graphic-properties draw:stroke="solid" svg:stroke-width="0.028cm" svg:stroke-color="#000000" draw:marker-start-width="0.242cm" draw:marker-end-width="0.242cm" draw:fill-color="#e8e8e8" draw:textarea-horizontal-align="justify" draw:textarea-vertical-align="middle" draw:auto-grow-height="false" fo:min-height="0.23cm" fo:min-width="7.424cm" fo:padding-top="0.139cm" fo:padding-bottom="0.139cm" fo:padding-left="0.264cm" fo:padding-right="0.26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3.814cm" fo:min-width="3.564cm"/>
    </style:style>
    <style:style style:name="gr10" style:family="graphic" style:parent-style-name="standard">
      <style:graphic-properties draw:stroke="solid" svg:stroke-width="0.028cm" svg:stroke-color="#000000" draw:marker-start-width="0.242cm" draw:marker-end-width="0.242cm" draw:fill-color="#e8e8e8" draw:textarea-horizontal-align="justify" draw:textarea-vertical-align="middle" draw:auto-grow-height="false" fo:min-height="0.23cm" fo:min-width="5.519cm" fo:padding-top="0.139cm" fo:padding-bottom="0.139cm" fo:padding-left="0.264cm" fo:padding-right="0.264cm"/>
      <style:paragraph-properties style:writing-mode="lr-tb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314cm" fo:min-width="0.389cm"/>
    </style:style>
    <style:style style:name="gr12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8.259cm" fo:min-width="3.591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draw:fill="none" fo:min-height="0.674cm"/>
      <style:paragraph-properties style:writing-mode="lr-tb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389cm"/>
    </style:style>
    <style:style style:name="gr1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8" style:family="graphic" style:parent-style-name="standard">
      <style:graphic-properties draw:stroke="none" draw:fill="none" fo:min-height="1.347cm"/>
      <style:paragraph-properties style:writing-mode="lr-tb"/>
    </style:style>
    <style:style style:name="gr19" style:family="graphic" style:parent-style-name="standard">
      <style:graphic-properties draw:stroke="none" draw:fill="none" fo:min-height="1.902cm"/>
      <style:paragraph-properties style:writing-mode="lr-tb"/>
    </style:style>
    <style:style style:name="gr20" style:family="graphic" style:parent-style-name="objectwithoutfill">
      <style:graphic-properties svg:stroke-width="0.035cm" svg:stroke-color="#000000" draw:marker-start-width="0.252cm" draw:marker-end="" draw:marker-end-width="0.352cm" draw:fill="solid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draw:fill="none" fo:min-height="0.556cm"/>
      <style:paragraph-properties style:writing-mode="lr-tb"/>
    </style:style>
    <style:style style:name="gr23" style:family="graphic" style:parent-style-name="standard">
      <style:graphic-properties draw:stroke="none" draw:fill="none" fo:min-height="1.229cm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5" style:family="graphic" style:parent-style-name="standard">
      <style:graphic-properties draw:stroke="solid" draw:stroke-dash="Dot" svg:stroke-width="0.028cm" svg:stroke-color="#000000" draw:marker-start-width="0.242cm" draw:marker-end-width="0.242cm" draw:fill-color="#dde8cb" draw:textarea-horizontal-align="justify" draw:textarea-vertical-align="middle" draw:auto-grow-height="false" fo:min-height="0.23cm" fo:min-width="14.204cm" fo:padding-top="0.139cm" fo:padding-bottom="0.139cm" fo:padding-left="0.264cm" fo:padding-right="0.264cm"/>
      <style:paragraph-properties style:writing-mode="lr-tb"/>
    </style:style>
    <style:style style:name="gr26" style:family="graphic" style:parent-style-name="standard">
      <style:graphic-properties draw:stroke="solid" draw:stroke-dash="Dot" svg:stroke-width="0.028cm" svg:stroke-color="#000000" draw:marker-start-width="0.242cm" draw:marker-end-width="0.242cm" draw:fill-color="#dee6ef" draw:textarea-horizontal-align="justify" draw:textarea-vertical-align="middle" draw:auto-grow-height="false" fo:min-height="0.23cm" fo:min-width="5.568cm" fo:padding-top="0.139cm" fo:padding-bottom="0.139cm" fo:padding-left="0.264cm" fo:padding-right="0.264cm"/>
      <style:paragraph-properties style:writing-mode="lr-tb"/>
    </style:style>
    <style:style style:name="gr27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fo:min-height="0.533cm"/>
      <style:paragraph-properties style:writing-mode="lr-tb"/>
    </style:style>
    <style:style style:name="gr29" style:family="graphic" style:parent-style-name="standard">
      <style:graphic-properties draw:stroke="solid" draw:stroke-dash="Dot" svg:stroke-width="0.028cm" svg:stroke-color="#000000" draw:marker-start-width="0.242cm" draw:marker-end-width="0.242cm" draw:fill-color="#e8e8e8" draw:textarea-horizontal-align="justify" draw:textarea-vertical-align="middle" draw:auto-grow-height="false" fo:min-height="0.23cm" fo:min-width="5.568cm" fo:padding-top="0.139cm" fo:padding-bottom="0.139cm" fo:padding-left="0.264cm" fo:padding-right="0.264cm"/>
      <style:paragraph-properties style:writing-mode="lr-tb"/>
    </style:style>
    <style:style style:name="gr30" style:family="graphic" style:parent-style-name="standard">
      <style:graphic-properties draw:stroke="solid" svg:stroke-width="0.028cm" svg:stroke-color="#000000" draw:marker-start-width="0.242cm" draw:marker-end-width="0.242cm" draw:fill-color="#e8e8e8" draw:textarea-horizontal-align="justify" draw:textarea-vertical-align="middle" draw:auto-grow-height="false" fo:min-height="0.23cm" fo:min-width="16.871cm" fo:padding-top="0.139cm" fo:padding-bottom="0.139cm" fo:padding-left="0.264cm" fo:padding-right="0.264cm"/>
      <style:paragraph-properties style:writing-mode="lr-tb"/>
    </style:style>
    <style:style style:name="gr31" style:family="graphic" style:parent-style-name="standard">
      <style:graphic-properties svg:stroke-color="#ffffff" draw:fill-color="#ffffff" draw:textarea-horizontal-align="justify" draw:textarea-vertical-align="middle" draw:auto-grow-height="false" fo:min-height="18.756cm" fo:min-width="3.056cm"/>
    </style:style>
    <style:style style:name="gr32" style:family="graphic" style:parent-style-name="standard">
      <style:graphic-properties draw:stroke="solid" svg:stroke-width="0.028cm" svg:stroke-color="#000000" draw:marker-start-width="0.242cm" draw:marker-end-width="0.242cm" draw:fill-color="#e8e8e8" draw:textarea-horizontal-align="justify" draw:textarea-vertical-align="middle" draw:auto-grow-height="false" fo:min-height="0.23cm" fo:min-width="8.235cm" fo:padding-top="0.139cm" fo:padding-bottom="0.139cm" fo:padding-left="0.264cm" fo:padding-right="0.264cm"/>
      <style:paragraph-properties style:writing-mode="lr-tb"/>
    </style:style>
    <style:style style:name="gr33" style:family="graphic" style:parent-style-name="standard">
      <style:graphic-properties draw:stroke="none" draw:fill="none" fo:min-height="0.71cm"/>
      <style:paragraph-properties style:writing-mode="lr-tb"/>
    </style:style>
    <style:style style:name="gr34" style:family="graphic" style:parent-style-name="standard">
      <style:graphic-properties draw:stroke="solid" draw:stroke-dash="Dot" svg:stroke-width="0.028cm" svg:stroke-color="#000000" draw:marker-start-width="0.242cm" draw:marker-end-width="0.242cm" draw:fill-color="#3465a4" draw:textarea-horizontal-align="justify" draw:textarea-vertical-align="middle" draw:auto-grow-height="false" fo:min-height="0.23cm" fo:min-width="16.867cm" fo:padding-top="0.139cm" fo:padding-bottom="0.139cm" fo:padding-left="0.264cm" fo:padding-right="0.264cm"/>
      <style:paragraph-properties style:writing-mode="lr-tb"/>
    </style:style>
    <style:style style:name="gr35" style:family="graphic" style:parent-style-name="standard">
      <style:graphic-properties draw:stroke="solid" draw:stroke-dash="Dot" svg:stroke-width="0.028cm" svg:stroke-color="#000000" draw:marker-start-width="0.242cm" draw:marker-end-width="0.242cm" draw:fill-color="#127622" draw:textarea-horizontal-align="justify" draw:textarea-vertical-align="middle" draw:auto-grow-height="false" fo:min-height="0.23cm" fo:min-width="8.235cm" fo:padding-top="0.139cm" fo:padding-bottom="0.139cm" fo:padding-left="0.264cm" fo:padding-right="0.26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-color="#e8e8e8"/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fo:text-align="star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start" style:writing-mode="lr-tb"/>
      <style:text-properties fo:font-weight="bold" style:font-weight-asian="bold" style:font-weight-complex="bold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5" style:family="paragraph">
      <loext:graphic-properties draw:fill-color="#dde8cb"/>
      <style:paragraph-properties fo:text-align="start" style:writing-mode="lr-tb"/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style:paragraph-properties fo:text-align="center" style:writing-mode="lr-tb"/>
      <style:text-properties fo:font-size="14pt" fo:font-weight="bold" style:font-size-asian="14pt" style:font-size-complex="14pt"/>
    </style:style>
    <style:style style:name="P17" style:family="paragraph">
      <loext:graphic-properties draw:fill-color="#dee6ef"/>
      <style:paragraph-properties fo:text-align="center" style:writing-mode="lr-tb"/>
      <style:text-properties fo:font-size="14pt" fo:font-weight="bold" style:font-size-asian="14pt" style:font-size-complex="14pt"/>
    </style:style>
    <style:style style:name="P18" style:family="paragraph">
      <loext:graphic-properties draw:fill-color="#e8e8e8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-color="#3465a4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0" style:family="paragraph">
      <loext:graphic-properties draw:fill-color="#127622"/>
      <style:paragraph-properties fo:text-align="center" style:writing-mode="lr-tb"/>
      <style:text-properties fo:font-size="14pt" fo:font-weight="bold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-33% 58%" fo:font-size="14pt" style:font-size-asian="14pt" style:font-size-complex="14pt"/>
    </style:style>
    <style:style style:name="T4" style:family="text">
      <style:text-properties style:text-position="0% 100%" fo:font-size="14pt" style:font-size-asian="14pt" style:font-size-complex="14pt"/>
    </style:style>
    <style:style style:name="T5" style:family="text">
      <style:text-properties fo:font-size="14pt" fo:font-weight="bold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weight="bold"/>
    </style:style>
    <style:style style:name="T8" style:family="text">
      <style:text-properties style:text-position="-33%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1.687cm" svg:y1="8.112cm" svg:x2="21.687cm" svg:y2="16.24cm">
          <text:p/>
        </draw:line>
        <draw:line draw:style-name="gr1" draw:text-style-name="P1" draw:layer="layout" svg:x1="19.166cm" svg:y1="8.112cm" svg:x2="19.166cm" svg:y2="16.24cm">
          <text:p/>
        </draw:line>
        <draw:custom-shape draw:style-name="gr2" draw:text-style-name="P2" draw:layer="layout" svg:width="0.889cm" svg:height="0.254cm" svg:x="21.331cm" svg:y="15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19.127cm" svg:y1="16.241cm" svg:x2="25.878cm" svg:y2="9.188cm" svg:d="M19127 16241c5452 0 2077-7053 6751-7053" svg:viewBox="0 0 6752 7054">
          <text:p/>
        </draw:connector>
        <draw:g>
          <draw:connector draw:style-name="gr3" draw:text-style-name="P1" draw:layer="layout" draw:type="curve" svg:x1="12.848cm" svg:y1="9.325cm" svg:x2="20.035cm" svg:y2="8.108cm" svg:d="M12848 9325c5389 0 1797-1217 7187-1217" svg:viewBox="0 0 7188 1218">
            <text:p/>
          </draw:connector>
          <draw:line draw:style-name="gr4" draw:text-style-name="P1" draw:layer="layout" svg:x1="19.956cm" svg:y1="8.109cm" svg:x2="23.611cm" svg:y2="8.087cm">
            <text:p/>
          </draw:line>
        </draw:g>
        <draw:custom-shape draw:style-name="gr5" draw:text-style-name="P4" draw:layer="layout" svg:width="11.825cm" svg:height="0.508cm" svg:x="3.78cm" svg:y="5.788cm">
          <text:p text:style-name="P3"><text:span text:style-name="T1">Spinup ru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952cm" svg:height="0.508cm" svg:x="15.605cm" svg:y="5.788cm">
          <text:p text:style-name="P3"><text:span text:style-name="T1">Historical peri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3.556cm" svg:height="0.962cm" draw:transform="rotate (1.5707963267949) translate (2.475cm 7.877cm)">
          <draw:text-box>
            <text:p text:style-name="P5"><text:span text:style-name="T2">AGB</text:span></text:p>
          </draw:text-box>
        </draw:frame>
        <draw:line draw:style-name="gr8" draw:text-style-name="P1" draw:layer="layout" svg:x1="3.745cm" svg:y1="16.24cm" svg:x2="3.745cm" svg:y2="4.175cm">
          <text:p/>
        </draw:line>
        <draw:connector draw:style-name="gr3" draw:text-style-name="P1" draw:layer="layout" draw:type="curve" svg:x1="21.028cm" svg:y1="16.242cm" svg:x2="27.779cm" svg:y2="9.189cm" svg:d="M21028 16242c5452 0 2077-7053 6751-7053" svg:viewBox="0 0 6752 7054">
          <text:p/>
        </draw:connector>
        <draw:custom-shape draw:style-name="gr9" draw:text-style-name="P2" draw:layer="layout" svg:width="4.064cm" svg:height="4.064cm" svg:x="11.4cm" svg:y="7.731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3.745cm" svg:y1="16.275cm" svg:x2="12.735cm" svg:y2="9.22cm" svg:d="M3745 16275c6742 0 2248-7055 8990-7055" svg:viewBox="0 0 8991 7056">
          <text:p/>
        </draw:connector>
        <draw:line draw:style-name="gr4" draw:text-style-name="P1" draw:layer="layout" svg:x1="12.635cm" svg:y1="9.22cm" svg:x2="15.556cm" svg:y2="9.128cm">
          <text:p/>
        </draw:line>
        <draw:custom-shape draw:style-name="gr10" draw:text-style-name="P4" draw:layer="layout" svg:width="6.047cm" svg:height="0.508cm" svg:x="17.51cm" svg:y="6.634cm">
          <text:p text:style-name="P3"><text:span text:style-name="T1">Experi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889cm" svg:height="0.564cm" svg:x="21.331cm" svg:y="10.8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draw:line-skew="0.331cm" svg:x1="16.826cm" svg:y1="16.24cm" svg:x2="24.785cm" svg:y2="9.187cm" svg:d="M16826 16240c6466 0 2487-7053 7959-7053" svg:viewBox="0 0 7960 7054">
          <text:p/>
        </draw:connector>
        <draw:connector draw:style-name="gr3" draw:text-style-name="P1" draw:layer="layout" draw:type="curve" svg:x1="3.745cm" svg:y1="16.276cm" svg:x2="12.735cm" svg:y2="9.221cm" svg:d="M3745 16276c6742 0 2248-7055 8990-7055" svg:viewBox="0 0 8991 7056">
          <text:p/>
        </draw:connector>
        <draw:frame draw:style-name="gr12" draw:text-style-name="P7" draw:layer="layout" svg:width="4.699cm" svg:height="1.016cm" svg:x="22.552cm" svg:y="16.594cm">
          <draw:text-box>
            <text:p text:style-name="P5"><text:span text:style-name="T2">Time</text:span></text:p>
          </draw:text-box>
        </draw:frame>
        <draw:custom-shape draw:style-name="gr13" draw:text-style-name="P2" draw:layer="layout" svg:width="4.091cm" svg:height="8.509cm" svg:x="23.657cm" svg:y="7.731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3.745cm" svg:y1="16.24cm" svg:x2="24.573cm" svg:y2="16.24cm">
          <text:p/>
        </draw:line>
        <draw:custom-shape draw:style-name="gr14" draw:text-style-name="P8" draw:layer="layout" svg:width="0.152cm" svg:height="0.152cm" svg:x="23.505cm" svg:y="8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52cm" svg:height="0.152cm" svg:x="23.506cm" svg:y="9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52cm" svg:height="0.152cm" svg:x="23.506cm" svg:y="10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52cm" svg:height="0.152cm" svg:x="23.507cm" svg:y="15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9" draw:layer="layout" svg:width="3.008cm" svg:height="0.924cm" svg:x="23.549cm" svg:y="7.623cm">
          <draw:text-box>
            <text:p><text:span text:style-name="T1">AGB</text:span><text:span text:style-name="T3">OG</text:span></text:p>
          </draw:text-box>
        </draw:frame>
        <draw:frame draw:style-name="gr15" draw:text-style-name="P9" draw:layer="layout" svg:width="3.008cm" svg:height="0.924cm" svg:x="23.549cm" svg:y="8.823cm">
          <draw:text-box>
            <text:p><text:span text:style-name="T1">AGB</text:span><text:span text:style-name="T3">N</text:span></text:p>
          </draw:text-box>
        </draw:frame>
        <draw:frame draw:style-name="gr15" draw:text-style-name="P9" draw:layer="layout" svg:width="3.008cm" svg:height="0.924cm" svg:x="23.549cm" svg:y="9.823cm">
          <draw:text-box>
            <text:p><text:span text:style-name="T1">AGB</text:span><text:span text:style-name="T3">i</text:span></text:p>
          </draw:text-box>
        </draw:frame>
        <draw:frame draw:style-name="gr15" draw:text-style-name="P9" draw:layer="layout" svg:width="3.008cm" svg:height="0.924cm" svg:x="23.549cm" svg:y="14.723cm">
          <draw:text-box>
            <text:p><text:span text:style-name="T1">AGB</text:span><text:span text:style-name="T3">1</text:span></text:p>
          </draw:text-box>
        </draw:frame>
        <draw:line draw:style-name="gr1" draw:text-style-name="P1" draw:layer="layout" svg:x1="17.519cm" svg:y1="8.265cm" svg:x2="17.519cm" svg:y2="16.239cm">
          <text:p/>
        </draw:line>
        <draw:custom-shape draw:style-name="gr16" draw:text-style-name="P2" draw:layer="layout" svg:width="0.889cm" svg:height="0.762cm" svg:x="47.531cm" svg:y="14.8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3.556cm" svg:height="0.962cm" draw:transform="rotate (1.5707963267949) translate (27.775cm 7.478cm)">
          <draw:text-box>
            <text:p text:style-name="P5"><text:span text:style-name="T2">AGB</text:span></text:p>
          </draw:text-box>
        </draw:frame>
        <draw:line draw:style-name="gr8" draw:text-style-name="P1" draw:layer="layout" svg:x1="29.045cm" svg:y1="16.266cm" svg:x2="29.045cm" svg:y2="4.201cm">
          <text:p/>
        </draw:line>
        <draw:custom-shape draw:style-name="gr16" draw:text-style-name="P2" draw:layer="layout" svg:width="0.889cm" svg:height="0.762cm" svg:x="44.931cm" svg:y="15.0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30.945cm" svg:y1="16.277cm" svg:x2="39.935cm" svg:y2="9.222cm" svg:d="M30945 16277c6742 0 2248-7055 8990-7055" svg:viewBox="0 0 8991 7056">
          <text:p/>
        </draw:connector>
        <draw:frame draw:style-name="gr17" draw:text-style-name="P12" draw:layer="layout" svg:width="5.588cm" svg:height="1.673cm" svg:x="39.854cm" svg:y="16.5cm">
          <draw:text-box>
            <text:p text:style-name="P10"><text:span text:style-name="T2">Time since </text:span></text:p>
            <text:p text:style-name="P11"><text:span text:style-name="T2">disturbance</text:span></text:p>
          </draw:text-box>
        </draw:frame>
        <draw:line draw:style-name="gr8" draw:text-style-name="P1" draw:layer="layout" svg:x1="29.056cm" svg:y1="16.266cm" svg:x2="43.407cm" svg:y2="16.267cm">
          <text:p/>
        </draw:line>
        <draw:custom-shape draw:style-name="gr14" draw:text-style-name="P8" draw:layer="layout" svg:width="0.152cm" svg:height="0.152cm" svg:x="36.306cm" svg:y="10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52cm" svg:height="0.152cm" svg:x="37.706cm" svg:y="9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52cm" svg:height="0.152cm" svg:x="34.207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9" draw:layer="layout" svg:width="3.008cm" svg:height="0.924cm" svg:x="27.134cm" svg:y="7.659cm">
          <draw:text-box>
            <text:p><text:span text:style-name="T1">AGB</text:span><text:span text:style-name="T3">OG</text:span></text:p>
          </draw:text-box>
        </draw:frame>
        <draw:frame draw:style-name="gr15" draw:text-style-name="P9" draw:layer="layout" svg:width="3.008cm" svg:height="0.924cm" svg:x="27.134cm" svg:y="8.891cm">
          <draw:text-box>
            <text:p><text:span text:style-name="T1">AGB</text:span><text:span text:style-name="T3">N</text:span></text:p>
          </draw:text-box>
        </draw:frame>
        <draw:frame draw:style-name="gr15" draw:text-style-name="P9" draw:layer="layout" svg:width="3.008cm" svg:height="0.924cm" svg:x="27.134cm" svg:y="9.766cm">
          <draw:text-box>
            <text:p><text:span text:style-name="T1">AGB</text:span><text:span text:style-name="T3">i</text:span></text:p>
          </draw:text-box>
        </draw:frame>
        <draw:frame draw:style-name="gr15" draw:text-style-name="P9" draw:layer="layout" svg:width="3.008cm" svg:height="0.924cm" svg:x="27.134cm" svg:y="14.717cm">
          <draw:text-box>
            <text:p><text:span text:style-name="T1">AGB</text:span><text:span text:style-name="T3">1</text:span></text:p>
          </draw:text-box>
        </draw:frame>
        <draw:frame draw:style-name="gr15" draw:text-style-name="P9" draw:layer="layout" svg:width="3.008cm" svg:height="0.924cm" svg:x="37.795cm" svg:y="16.296cm">
          <draw:text-box>
            <text:p><text:span text:style-name="T1">t</text:span><text:span text:style-name="T3">N</text:span></text:p>
          </draw:text-box>
        </draw:frame>
        <draw:frame draw:style-name="gr18" draw:text-style-name="P9" draw:layer="layout" svg:width="1.062cm" svg:height="1.597cm" svg:x="36.233cm" svg:y="16.296cm">
          <draw:text-box>
            <text:p><text:span text:style-name="T1">t</text:span><text:span text:style-name="T3">i</text:span></text:p>
          </draw:text-box>
        </draw:frame>
        <draw:frame draw:style-name="gr19" draw:text-style-name="P9" draw:layer="layout" svg:width="1.032cm" svg:height="2.152cm" svg:x="33.931cm" svg:y="16.296cm">
          <draw:text-box>
            <text:p><text:span text:style-name="T1">t</text:span><text:span text:style-name="T3">1</text:span></text:p>
          </draw:text-box>
        </draw:frame>
        <draw:line draw:style-name="gr1" draw:text-style-name="P1" draw:layer="layout" svg:x1="31.342cm" svg:y1="8.494cm" svg:x2="31.342cm" svg:y2="16.268cm">
          <text:p/>
        </draw:line>
        <draw:line draw:style-name="gr20" draw:text-style-name="P1" draw:layer="layout" svg:x1="29.056cm" svg:y1="8.467cm" svg:x2="31.342cm" svg:y2="8.467cm">
          <text:p/>
        </draw:line>
        <draw:line draw:style-name="gr21" draw:text-style-name="P1" draw:layer="layout" svg:x1="31.342cm" svg:y1="7.605cm" svg:x2="31.342cm" svg:y2="8.367cm">
          <text:p/>
        </draw:line>
        <draw:frame draw:style-name="gr22" draw:text-style-name="P13" draw:layer="layout" svg:width="5.789cm" svg:height="0.806cm" svg:x="28.501cm" svg:y="6.87cm">
          <draw:text-box>
            <text:p text:style-name="P5"><text:span text:style-name="T1">Disturbance</text:span></text:p>
          </draw:text-box>
        </draw:frame>
        <draw:frame draw:style-name="gr23" draw:text-style-name="P9" draw:layer="layout" svg:width="1.032cm" svg:height="1.479cm" svg:x="30.931cm" svg:y="16.297cm">
          <draw:text-box>
            <text:p><text:span text:style-name="T1">0</text:span></text:p>
          </draw:text-box>
        </draw:frame>
        <draw:frame draw:style-name="gr15" draw:text-style-name="P9" draw:layer="layout" svg:width="3.008cm" svg:height="0.924cm" svg:x="23.177cm" svg:y="16.332cm">
          <draw:text-box>
            <text:p><text:span text:style-name="T1">t</text:span><text:span text:style-name="T3">0</text:span></text:p>
          </draw:text-box>
        </draw:frame>
        <draw:frame draw:style-name="gr15" draw:text-style-name="P9" draw:layer="layout" svg:width="3.008cm" svg:height="0.924cm" svg:x="16.661cm" svg:y="16.386cm">
          <draw:text-box>
            <text:p><text:span text:style-name="T1">(t</text:span><text:span text:style-name="T3">0 </text:span><text:span text:style-name="T4">- </text:span><text:span text:style-name="T1">t</text:span><text:span text:style-name="T3">N</text:span><text:span text:style-name="T4">)</text:span></text:p>
          </draw:text-box>
        </draw:frame>
        <draw:frame draw:style-name="gr18" draw:text-style-name="P9" draw:layer="layout" svg:width="1.962cm" svg:height="1.597cm" svg:x="18.526cm" svg:y="16.394cm">
          <draw:text-box>
            <text:p><text:span text:style-name="T1">(t</text:span><text:span text:style-name="T3">0 </text:span><text:span text:style-name="T4">- </text:span><text:span text:style-name="T1">t</text:span><text:span text:style-name="T3">i</text:span><text:span text:style-name="T4">)</text:span></text:p>
          </draw:text-box>
        </draw:frame>
        <draw:frame draw:style-name="gr19" draw:text-style-name="P9" draw:layer="layout" svg:width="1.959cm" svg:height="2.152cm" svg:x="20.912cm" svg:y="16.394cm">
          <draw:text-box>
            <text:p><text:span text:style-name="T1">(t</text:span><text:span text:style-name="T3">0 </text:span><text:span text:style-name="T4">- </text:span><text:span text:style-name="T1">t</text:span><text:span text:style-name="T3">1</text:span><text:span text:style-name="T4">)</text:span></text:p>
          </draw:text-box>
        </draw:frame>
        <draw:frame draw:style-name="gr24" draw:text-style-name="P5" draw:layer="layout" svg:width="5.47cm" svg:height="0.588cm" svg:x="35.841cm" svg:y="8.36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21" draw:text-style-name="P1" draw:layer="layout" svg:x1="17.51cm" svg:y1="7.604cm" svg:x2="17.51cm" svg:y2="8.112cm">
          <text:p/>
        </draw:line>
        <draw:line draw:style-name="gr21" draw:text-style-name="P1" draw:layer="layout" svg:x1="19.184cm" svg:y1="7.348cm" svg:x2="19.184cm" svg:y2="8.003cm">
          <text:p/>
        </draw:line>
        <draw:line draw:style-name="gr21" draw:text-style-name="P1" draw:layer="layout" svg:x1="21.701cm" svg:y1="7.25cm" svg:x2="21.701cm" svg:y2="8.012cm">
          <text:p/>
        </draw:line>
      </draw:page>
      <draw:page draw:name="page2" draw:style-name="dp1" draw:master-page-name="Default">
        <draw:custom-shape draw:style-name="gr16" draw:text-style-name="P2" draw:layer="layout" svg:width="0.889cm" svg:height="0.762cm" svg:x="23.048cm" svg:y="14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3.556cm" svg:height="0.962cm" draw:transform="rotate (1.5707963267949) translate (3.292cm 7.577cm)">
          <draw:text-box>
            <text:p text:style-name="P5"><text:span text:style-name="T2">AGB</text:span></text:p>
          </draw:text-box>
        </draw:frame>
        <draw:line draw:style-name="gr8" draw:text-style-name="P1" draw:layer="layout" svg:x1="4.562cm" svg:y1="16.365cm" svg:x2="4.562cm" svg:y2="4.3cm">
          <text:p/>
        </draw:line>
        <draw:custom-shape draw:style-name="gr16" draw:text-style-name="P2" draw:layer="layout" svg:width="0.889cm" svg:height="0.762cm" svg:x="20.448cm" svg:y="15.1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6.462cm" svg:y1="16.376cm" svg:x2="15.452cm" svg:y2="9.321cm" svg:d="M6462 16376c6742 0 2248-7055 8990-7055" svg:viewBox="0 0 8991 7056">
          <text:p/>
        </draw:connector>
        <draw:frame draw:style-name="gr17" draw:text-style-name="P12" draw:layer="layout" svg:width="5.588cm" svg:height="1.673cm" svg:x="14.071cm" svg:y="16.599cm">
          <draw:text-box>
            <text:p text:style-name="P10"><text:span text:style-name="T2">Time since </text:span></text:p>
            <text:p text:style-name="P11"><text:span text:style-name="T2">disturbance</text:span></text:p>
          </draw:text-box>
        </draw:frame>
        <draw:line draw:style-name="gr8" draw:text-style-name="P1" draw:layer="layout" svg:x1="4.573cm" svg:y1="16.365cm" svg:x2="18.924cm" svg:y2="16.366cm">
          <text:p/>
        </draw:line>
        <draw:custom-shape draw:style-name="gr14" draw:text-style-name="P8" draw:layer="layout" svg:width="0.152cm" svg:height="0.152cm" svg:x="11.823cm" svg:y="10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52cm" svg:height="0.152cm" svg:x="11.123cm" svg:y="12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52cm" svg:height="0.152cm" svg:x="8.924cm" svg:y="15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9" draw:layer="layout" svg:width="3.008cm" svg:height="0.924cm" svg:x="2.651cm" svg:y="7.758cm">
          <draw:text-box>
            <text:p><text:span text:style-name="T1">AGB</text:span><text:span text:style-name="T3">OG</text:span></text:p>
          </draw:text-box>
        </draw:frame>
        <draw:frame draw:style-name="gr15" draw:text-style-name="P9" draw:layer="layout" svg:width="3.008cm" svg:height="0.924cm" svg:x="2.851cm" svg:y="9.89cm">
          <draw:text-box>
            <text:p><text:span text:style-name="T1">AGB</text:span><text:span text:style-name="T3">N</text:span></text:p>
          </draw:text-box>
        </draw:frame>
        <draw:frame draw:style-name="gr15" draw:text-style-name="P9" draw:layer="layout" svg:width="3.008cm" svg:height="0.924cm" svg:x="2.851cm" svg:y="11.565cm">
          <draw:text-box>
            <text:p><text:span text:style-name="T1">AGB</text:span><text:span text:style-name="T3">i</text:span></text:p>
          </draw:text-box>
        </draw:frame>
        <draw:frame draw:style-name="gr15" draw:text-style-name="P9" draw:layer="layout" svg:width="3.008cm" svg:height="0.924cm" svg:x="2.851cm" svg:y="15.316cm">
          <draw:text-box>
            <text:p><text:span text:style-name="T1">AGB</text:span><text:span text:style-name="T3">1</text:span></text:p>
          </draw:text-box>
        </draw:frame>
        <draw:frame draw:style-name="gr15" draw:text-style-name="P9" draw:layer="layout" svg:width="3.008cm" svg:height="0.924cm" svg:x="11.812cm" svg:y="16.395cm">
          <draw:text-box>
            <text:p><text:span text:style-name="T1">t</text:span><text:span text:style-name="T3">N</text:span></text:p>
          </draw:text-box>
        </draw:frame>
        <draw:frame draw:style-name="gr15" draw:text-style-name="P9" draw:layer="layout" svg:width="1.062cm" svg:height="0.924cm" svg:x="10.85cm" svg:y="16.395cm">
          <draw:text-box>
            <text:p><text:span text:style-name="T1">t</text:span><text:span text:style-name="T3">i</text:span></text:p>
          </draw:text-box>
        </draw:frame>
        <draw:frame draw:style-name="gr23" draw:text-style-name="P9" draw:layer="layout" svg:width="1.032cm" svg:height="1.479cm" svg:x="8.748cm" svg:y="16.395cm">
          <draw:text-box>
            <text:p><text:span text:style-name="T1">t</text:span><text:span text:style-name="T3">1</text:span></text:p>
          </draw:text-box>
        </draw:frame>
        <draw:line draw:style-name="gr1" draw:text-style-name="P1" draw:layer="layout" svg:x1="6.859cm" svg:y1="8.593cm" svg:x2="6.859cm" svg:y2="16.367cm">
          <text:p/>
        </draw:line>
        <draw:line draw:style-name="gr20" draw:text-style-name="P1" draw:layer="layout" svg:x1="4.573cm" svg:y1="8.566cm" svg:x2="6.859cm" svg:y2="8.566cm">
          <text:p/>
        </draw:line>
        <draw:line draw:style-name="gr21" draw:text-style-name="P1" draw:layer="layout" svg:x1="6.859cm" svg:y1="7.704cm" svg:x2="6.859cm" svg:y2="8.466cm">
          <text:p/>
        </draw:line>
        <draw:frame draw:style-name="gr22" draw:text-style-name="P13" draw:layer="layout" svg:width="5.789cm" svg:height="0.806cm" svg:x="4.018cm" svg:y="6.969cm">
          <draw:text-box>
            <text:p text:style-name="P5"><text:span text:style-name="T1">Disturbance</text:span></text:p>
          </draw:text-box>
        </draw:frame>
        <draw:frame draw:style-name="gr23" draw:text-style-name="P9" draw:layer="layout" svg:width="1.032cm" svg:height="1.479cm" svg:x="6.448cm" svg:y="16.396cm">
          <draw:text-box>
            <text:p><text:span text:style-name="T1">0</text:span></text:p>
          </draw:text-box>
        </draw:frame>
      </draw:page>
      <draw:page draw:name="page3" draw:style-name="dp1" draw:master-page-name="Default">
        <draw:custom-shape draw:style-name="gr25" draw:text-style-name="P15" draw:layer="layout" svg:width="14.732cm" svg:height="0.508cm" svg:x="6.461cm" svg:y="14.17cm">
          <text:p text:style-name="P14"><text:span text:style-name="T2">recycled from 1960-196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7" draw:layer="layout" svg:width="6.096cm" svg:height="0.508cm" svg:x="6.461cm" svg:y="12.37cm">
          <text:p text:style-name="P16"><text:span text:style-name="T5">constant (277ppm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588cm" svg:y1="6.914cm" svg:x2="30.972cm" svg:y2="6.913cm">
          <text:p/>
        </draw:line>
        <draw:line draw:style-name="gr27" draw:text-style-name="P1" draw:layer="layout" svg:x1="12.557cm" svg:y1="6.596cm" svg:x2="12.557cm" svg:y2="7.231cm">
          <text:p/>
        </draw:line>
        <draw:line draw:style-name="gr27" draw:text-style-name="P1" draw:layer="layout" svg:x1="21.257cm" svg:y1="6.597cm" svg:x2="21.257cm" svg:y2="7.232cm">
          <text:p/>
        </draw:line>
        <draw:line draw:style-name="gr27" draw:text-style-name="P1" draw:layer="layout" svg:x1="29.857cm" svg:y1="6.598cm" svg:x2="29.857cm" svg:y2="7.233cm">
          <text:p/>
        </draw:line>
        <draw:frame draw:style-name="gr28" draw:text-style-name="P6" draw:layer="layout" svg:width="2.296cm" svg:height="0.962cm" svg:x="11.431cm" svg:y="5.634cm">
          <draw:text-box>
            <text:p text:style-name="P5"><text:span text:style-name="T2">1850</text:span></text:p>
          </draw:text-box>
        </draw:frame>
        <draw:frame draw:style-name="gr28" draw:text-style-name="P6" draw:layer="layout" svg:width="2.296cm" svg:height="0.962cm" svg:x="20.131cm" svg:y="5.634cm">
          <draw:text-box>
            <text:p text:style-name="P5"><text:span text:style-name="T2">1960</text:span></text:p>
          </draw:text-box>
        </draw:frame>
        <draw:frame draw:style-name="gr28" draw:text-style-name="P6" draw:layer="layout" svg:width="2.296cm" svg:height="0.962cm" svg:x="28.631cm" svg:y="5.634cm">
          <draw:text-box>
            <text:p text:style-name="P5"><text:span text:style-name="T2">2021</text:span></text:p>
          </draw:text-box>
        </draw:frame>
        <draw:custom-shape draw:style-name="gr29" draw:text-style-name="P18" draw:layer="layout" svg:width="6.096cm" svg:height="0.508cm" svg:x="6.461cm" svg:y="8.366cm">
          <text:p text:style-name="P14"><text:span text:style-name="T6">Spinup run</text:span></text:p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17.399cm" svg:height="0.508cm" svg:x="12.557cm" svg:y="8.366cm">
          <text:p text:style-name="P14"><text:span text:style-name="T6">Historical peri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layout" svg:width="3.556cm" svg:height="19.006cm" svg:x="3.159cm" svg:y="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8.763cm" svg:height="0.508cm" svg:x="21.193cm" svg:y="10.525cm">
          <text:p text:style-name="P14"><text:span text:style-name="T6">Experi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" draw:layer="layout" svg:x1="21.42cm" svg:y1="9.89cm" svg:x2="21.42cm" svg:y2="10.545cm">
          <text:p/>
        </draw:line>
        <draw:line draw:style-name="gr21" draw:text-style-name="P1" draw:layer="layout" svg:x1="26.521cm" svg:y1="9.882cm" svg:x2="26.521cm" svg:y2="10.537cm">
          <text:p/>
        </draw:line>
        <draw:line draw:style-name="gr21" draw:text-style-name="P1" draw:layer="layout" svg:x1="28.122cm" svg:y1="9.874cm" svg:x2="28.122cm" svg:y2="10.529cm">
          <text:p/>
        </draw:line>
        <draw:line draw:style-name="gr21" draw:text-style-name="P1" draw:layer="layout" svg:x1="29.423cm" svg:y1="9.866cm" svg:x2="29.423cm" svg:y2="10.521cm">
          <text:p/>
        </draw:line>
        <draw:frame draw:style-name="gr33" draw:text-style-name="P9" draw:layer="layout" svg:width="1.032cm" svg:height="0.96cm" svg:x="29.14cm" svg:y="9.184cm">
          <draw:text-box>
            <text:p><text:span text:style-name="T1">t</text:span><text:span text:style-name="T3">1</text:span></text:p>
          </draw:text-box>
        </draw:frame>
        <draw:frame draw:style-name="gr33" draw:text-style-name="P9" draw:layer="layout" svg:width="1.032cm" svg:height="0.96cm" svg:x="27.84cm" svg:y="9.184cm">
          <draw:text-box>
            <text:p><text:span text:style-name="T1">t</text:span><text:span text:style-name="T3">2</text:span></text:p>
          </draw:text-box>
        </draw:frame>
        <draw:frame draw:style-name="gr33" draw:text-style-name="P9" draw:layer="layout" svg:width="1.032cm" svg:height="0.96cm" svg:x="26.24cm" svg:y="9.184cm">
          <draw:text-box>
            <text:p><text:span text:style-name="T1">t</text:span><text:span text:style-name="T3">3</text:span></text:p>
          </draw:text-box>
        </draw:frame>
        <draw:frame draw:style-name="gr33" draw:text-style-name="P9" draw:layer="layout" svg:width="1.032cm" svg:height="0.96cm" svg:x="21.14cm" svg:y="9.184cm">
          <draw:text-box>
            <text:p><text:span text:style-name="T1">t</text:span><text:span text:style-name="T3">4</text:span></text:p>
          </draw:text-box>
        </draw:frame>
        <draw:custom-shape draw:style-name="gr34" draw:text-style-name="P19" draw:layer="layout" svg:width="17.395cm" svg:height="0.508cm" svg:x="12.561cm" svg:y="12.37cm">
          <text:p text:style-name="P14"><text:span text:style-name="T2">time-varying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8.763cm" svg:height="0.508cm" svg:x="21.193cm" svg:y="14.17cm">
          <text:p text:style-name="P16"><text:span text:style-name="T7">ERA5</text:span></text:p>
          <draw:enhanced-geometry svg:viewBox="0 0 21600 21600" draw:type="rectangle" draw:enhanced-path="M 0 0 L 21600 0 21600 21600 0 21600 0 0 Z N"/>
        </draw:custom-shape>
        <draw:frame draw:style-name="gr28" draw:text-style-name="P6" draw:layer="layout" svg:width="2.296cm" svg:height="1.114cm" svg:x="4.013cm" svg:y="12.103cm">
          <draw:text-box>
            <text:p text:style-name="P10"><text:span text:style-name="T2">CO</text:span><text:span text:style-name="T8">2</text:span></text:p>
          </draw:text-box>
        </draw:frame>
        <draw:frame draw:style-name="gr17" draw:text-style-name="P12" draw:layer="layout" svg:width="3.175cm" svg:height="3.806cm" svg:x="4.013cm" svg:y="13.303cm">
          <draw:text-box>
            <text:p text:style-name="P10"><text:span text:style-name="T2">temp,</text:span></text:p>
            <text:p text:style-name="P10"><text:span text:style-name="T2">precip,</text:span></text:p>
            <text:p text:style-name="P10"><text:span text:style-name="T2">ssrd,</text:span></text:p>
            <text:p text:style-name="P10"><text:span text:style-name="T2">...</text:span></text:p>
            <text:p text:style-name="P10"><text:span text:style-name="T2"/></text:p>
          </draw:text-box>
        </draw:frame>
        <draw:frame draw:style-name="gr33" draw:text-style-name="P9" draw:layer="layout" svg:width="1.032cm" svg:height="0.96cm" svg:x="29.64cm" svg:y="7.384cm">
          <draw:text-box>
            <text:p><text:span text:style-name="T1">t</text:span><text:span text:style-name="T3">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.8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4T19:37:33.921236373</meta:creation-date>
    <dc:date>2022-10-28T10:03:16.602951125</dc:date>
    <meta:editing-duration>P1DT16H27M13S</meta:editing-duration>
    <meta:editing-cycles>5</meta:editing-cycles>
    <meta:generator>LibreOffice/6.4.7.2$Linux_X86_64 LibreOffice_project/40$Build-2</meta:generator>
    <meta:document-statistic meta:object-count="109"/>
  </office:meta>
</office:document-meta>
</file>

<file path=Object 2/content.xml><?xml version="1.0" encoding="utf-8"?>
<math xmlns="http://www.w3.org/1998/Math/MathML" display="block">
  <semantics>
    <mrow>
      <mrow>
        <mi mathvariant="italic">AGB</mi>
        <mo stretchy="false">=</mo>
        <msub>
          <mi mathvariant="italic">AGB</mi>
          <mi mathvariant="italic">eq</mi>
        </msub>
      </mrow>
      <msup>
        <mrow>
          <mo fence="true" stretchy="false">[</mo>
          <mrow>
            <mrow>
              <mrow>
                <mn>1</mn>
                <mo stretchy="false">−</mo>
                <mi>exp</mi>
              </mrow>
              <mrow>
                <mo fence="true" stretchy="false">(</mo>
                <mrow>
                  <mrow>
                    <mrow>
                      <mo stretchy="false">−</mo>
                      <mi>t</mi>
                    </mrow>
                    <mo stretchy="false">/</mo>
                    <mi>τ</mi>
                  </mrow>
                </mrow>
                <mo fence="true" stretchy="false">)</mo>
              </mrow>
            </mrow>
          </mrow>
          <mo fence="true" stretchy="false">]</mo>
        </mrow>
        <mi>c</mi>
      </msup>
    </mrow>
    <annotation encoding="StarMath 5.0">AGB = AGB_{eq} [1 - exp (-t/%tau )]^c</annotation>
  </semantics>
</math>
</file>